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officeooo:rsid="001de133" officeooo:paragraph-rsid="001de133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45pt" officeooo:rsid="001de133" officeooo:paragraph-rsid="001de133" style:font-size-asian="45pt" style:font-size-complex="4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officeooo:rsid="001de133" officeooo:paragraph-rsid="001de133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officeooo:rsid="001de133" officeooo:paragraph-rsid="001de133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officeooo:rsid="001de133" officeooo:paragraph-rsid="001de133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1de133" officeooo:paragraph-rsid="001de133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ff4000" loext:opacity="100%" style:font-name="Arial" fo:font-size="16pt" officeooo:rsid="001f82ed" officeooo:paragraph-rsid="001f82ed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f82ed" officeooo:paragraph-rsid="001f82ed" style:font-size-asian="12.25pt" style:font-weight-asian="bold" style:font-size-complex="14pt" style:font-weight-complex="bold"/>
    </style:style>
    <style:style style:name="T1" style:family="text">
      <style:text-properties officeooo:rsid="0021820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/>
      <text:p text:style-name="P2"/>
      <text:p text:style-name="P2">Personal Workout Tracker</text:p>
      <text:p text:style-name="P1"/>
      <text:p text:style-name="P3">By Kuba Furmanek</text:p>
      <text:p text:style-name="P4"/>
      <text:p text:style-name="P5">December 2024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Project Contents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>1. <text:span text:style-name="T1">Project Overview</text:span></text:p>
      <text:p text:style-name="P8"/>
      <text:p text:style-name="P8">2. <text:span text:style-name="T1">Core Features</text:span></text:p>
      <text:p text:style-name="P8"/>
      <text:p text:style-name="P8">3. <text:span text:style-name="T1">Implementation Highlights</text:span></text:p>
      <text:p text:style-name="P8"/>
      <text:p text:style-name="P8">4. <text:span text:style-name="T1">Testing and Validation</text:span></text:p>
      <text:p text:style-name="P8"/>
      <text:p text:style-name="P8">5. <text:span text:style-name="T1">Future Enhancements and Concerns</text:span></text:p>
      <text:p text:style-name="P8"/>
      <text:p text:style-name="P8">6. <text:span text:style-name="T1">Conclus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22:48:17.283000000</meta:creation-date>
    <dc:date>2024-12-29T23:14:17.173000000</dc:date>
    <meta:editing-duration>PT5M</meta:editing-duration>
    <meta:editing-cycles>1</meta:editing-cycles>
    <meta:document-statistic meta:table-count="0" meta:image-count="0" meta:object-count="0" meta:page-count="3" meta:paragraph-count="12" meta:word-count="35" meta:character-count="238" meta:non-whitespace-character-count="215"/>
    <meta:generator>LibreOffice/24.8.3.2$Windows_X86_64 LibreOffice_project/48a6bac9e7e268aeb4c3483fcf825c94556d9f92</meta:generator>
  </office:meta>
</office:document-meta>
</file>